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729fcf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ome</text:p>
          </table:table-cell>
          <table:table-cell office:value-type="float" office:value="1.95315541601256" calcext:value-type="float">
            <text:p>1.9531554160125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way</text:p>
          </table:table-cell>
          <table:table-cell office:value-type="float" office:value="2.537701929407" calcext:value-type="float">
            <text:p>2.537701929407</text:p>
          </table:table-cell>
          <table:table-cell/>
          <table:table-cell table:formula="of:=[.$B$1]^[.D3]*EXP(-[.$B$1])/FACT([.D3])" office:value-type="float" office:value="0.141825845245048" calcext:value-type="float">
            <text:p>0.141825845245048</text:p>
          </table:table-cell>
          <table:table-cell table:formula="of:=[.$B$1]^[.E3]*EXP(-[.$B$1])/FACT([.E3])" office:value-type="float" office:value="0.277007917770924" calcext:value-type="float">
            <text:p>0.277007917770924</text:p>
          </table:table-cell>
          <table:table-cell table:formula="of:=[.$B$1]^[.F3]*EXP(-[.$B$1])/FACT([.F3])" office:value-type="float" office:value="0.270519757436321" calcext:value-type="float">
            <text:p>0.270519757436321</text:p>
          </table:table-cell>
          <table:table-cell table:formula="of:=[.$B$1]^[.G3]*EXP(-[.$B$1])/FACT([.G3])" office:value-type="float" office:value="0.176122376458385" calcext:value-type="float">
            <text:p>0.176122376458385</text:p>
          </table:table-cell>
          <table:table-cell table:formula="of:=[.$B$1]^[.H3]*EXP(-[.$B$1])/FACT([.H3])" office:value-type="float" office:value="0.0859985933651742" calcext:value-type="float">
            <text:p>0.085998593365174</text:p>
          </table:table-cell>
          <table:table-cell table:formula="of:=[.$B$1]^[.I3]*EXP(-[.$B$1])/FACT([.I3])" office:value-type="float" office:value="0.0335937236801303" calcext:value-type="float">
            <text:p>0.03359372368013</text:p>
          </table:table-cell>
          <table:table-cell table:formula="of:=[.$B$1]^[.J3]*EXP(-[.$B$1])/FACT([.J3])" office:value-type="float" office:value="0.0109356272249793" calcext:value-type="float">
            <text:p>0.010935627224979</text:p>
          </table:table-cell>
          <table:table-cell table:formula="of:=[.$B$1]^[.K3]*EXP(-[.$B$1])/FACT([.K3])" office:value-type="float" office:value="0.00305128279170896" calcext:value-type="float">
            <text:p>0.003051282791709</text:p>
          </table:table-cell>
          <table:table-cell table:formula="of:=[.$B$1]^[.L3]*EXP(-[.$B$1])/FACT([.L3])" office:value-type="float" office:value="0.000744953688801536" calcext:value-type="float">
            <text:p>0.000744953688802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$B$2]^[.C4]*EXP(-[.$B$2])/FACT([.C4])" office:value-type="float" office:value="0.0790478487562211" calcext:value-type="float">
            <text:p>0.079047848756221</text:p>
          </table:table-cell>
          <table:table-cell office:value-type="float" office:value="0" calcext:value-type="float">
            <text:p>0</text:p>
          </table:table-cell>
          <table:table-cell table:style-name="ce1" table:formula="of:=[.D$2]*[.$B4]" office:value-type="float" office:value="0.0112110279646538" calcext:value-type="float">
            <text:p>0.011211027964654</text:p>
          </table:table-cell>
          <table:table-cell table:style-name="ce2" table:formula="of:=[.E$2]*[.$B4]" office:value-type="float" office:value="0.0218968799882317" calcext:value-type="float">
            <text:p>0.021896879988232</text:p>
          </table:table-cell>
          <table:table-cell table:style-name="ce2" table:formula="of:=[.F$2]*[.$B4]" office:value-type="float" office:value="0.0213840048713959" calcext:value-type="float">
            <text:p>0.021384004871396</text:p>
          </table:table-cell>
          <table:table-cell table:style-name="ce2" table:formula="of:=[.G$2]*[.$B4]" office:value-type="float" office:value="0.0139220949768686" calcext:value-type="float">
            <text:p>0.013922094976869</text:p>
          </table:table-cell>
          <table:table-cell table:style-name="ce2" table:formula="of:=[.H$2]*[.$B4]" office:value-type="float" office:value="0.00679800380157805" calcext:value-type="float">
            <text:p>0.006798003801578</text:p>
          </table:table-cell>
          <table:table-cell table:style-name="ce2" table:formula="of:=[.I$2]*[.$B4]" office:value-type="float" office:value="0.00265551158862523" calcext:value-type="float">
            <text:p>0.002655511588625</text:p>
          </table:table-cell>
          <table:table-cell table:style-name="ce2" table:formula="of:=[.J$2]*[.$B4]" office:value-type="float" office:value="0.000864437806934579" calcext:value-type="float">
            <text:p>0.000864437806935</text:p>
          </table:table-cell>
          <table:table-cell table:style-name="ce2" table:formula="of:=[.K$2]*[.$B4]" office:value-type="float" office:value="0.00024119734063147" calcext:value-type="float">
            <text:p>0.000241197340631</text:p>
          </table:table-cell>
          <table:table-cell table:style-name="ce2" table:formula="of:=[.L$2]*[.$B4]" office:value-type="float" office:value="0.0000588869865227728" calcext:value-type="float">
            <text:p>5.88869865227728E-05</text:p>
          </table:table-cell>
        </table:table-row>
        <table:table-row table:style-name="ro1">
          <table:table-cell/>
          <table:table-cell table:formula="of:=[.$B$2]^[.C5]*EXP(-[.$B$2])/FACT([.C5])" office:value-type="float" office:value="0.200599878304135" calcext:value-type="float">
            <text:p>0.200599878304135</text:p>
          </table:table-cell>
          <table:table-cell office:value-type="float" office:value="1" calcext:value-type="float">
            <text:p>1</text:p>
          </table:table-cell>
          <table:table-cell table:formula="of:=[.D$2]*[.$B5]" office:value-type="float" office:value="0.0284502472965377" calcext:value-type="float">
            <text:p>0.028450247296538</text:p>
          </table:table-cell>
          <table:table-cell table:style-name="ce1" table:formula="of:=[.E$2]*[.$B5]" office:value-type="float" office:value="0.0555677545941292" calcext:value-type="float">
            <text:p>0.055567754594129</text:p>
          </table:table-cell>
          <table:table-cell table:style-name="ce2" table:formula="of:=[.F$2]*[.$B5]" office:value-type="float" office:value="0.0542662304205901" calcext:value-type="float">
            <text:p>0.05426623042059</text:p>
          </table:table-cell>
          <table:table-cell table:style-name="ce2" table:formula="of:=[.G$2]*[.$B5]" office:value-type="float" office:value="0.035330127284187" calcext:value-type="float">
            <text:p>0.035330127284187</text:p>
          </table:table-cell>
          <table:table-cell table:style-name="ce2" table:formula="of:=[.H$2]*[.$B5]" office:value-type="float" office:value="0.0172513073633807" calcext:value-type="float">
            <text:p>0.017251307363381</text:p>
          </table:table-cell>
          <table:table-cell table:style-name="ce2" table:formula="of:=[.I$2]*[.$B5]" office:value-type="float" office:value="0.00673889688201688" calcext:value-type="float">
            <text:p>0.006738896882017</text:p>
          </table:table-cell>
          <table:table-cell table:style-name="ce2" table:formula="of:=[.J$2]*[.$B5]" office:value-type="float" office:value="0.00219368549051024" calcext:value-type="float">
            <text:p>0.00219368549051</text:p>
          </table:table-cell>
          <table:table-cell table:style-name="ce2" table:formula="of:=[.K$2]*[.$B5]" office:value-type="float" office:value="0.000612086956688319" calcext:value-type="float">
            <text:p>0.000612086956688</text:p>
          </table:table-cell>
          <table:table-cell table:style-name="ce2" table:formula="of:=[.L$2]*[.$B5]" office:value-type="float" office:value="0.000149437619315804" calcext:value-type="float">
            <text:p>0.000149437619316</text:p>
          </table:table-cell>
        </table:table-row>
        <table:table-row table:style-name="ro1">
          <table:table-cell/>
          <table:table-cell table:formula="of:=[.$B$2]^[.C6]*EXP(-[.$B$2])/FACT([.C6])" office:value-type="float" office:value="0.254531349105606" calcext:value-type="float">
            <text:p>0.254531349105606</text:p>
          </table:table-cell>
          <table:table-cell office:value-type="float" office:value="2" calcext:value-type="float">
            <text:p>2</text:p>
          </table:table-cell>
          <table:table-cell table:formula="of:=[.D$2]*[.$B6]" office:value-type="float" office:value="0.0360991237282649" calcext:value-type="float">
            <text:p>0.036099123728265</text:p>
          </table:table-cell>
          <table:table-cell table:formula="of:=[.E$2]*[.$B6]" office:value-type="float" office:value="0.0705071990231681" calcext:value-type="float">
            <text:p>0.070507199023168</text:p>
          </table:table-cell>
          <table:table-cell table:style-name="ce1" table:formula="of:=[.F$2]*[.$B6]" office:value-type="float" office:value="0.0688557588199881" calcext:value-type="float">
            <text:p>0.068855758819988</text:p>
          </table:table-cell>
          <table:table-cell table:style-name="ce2" table:formula="of:=[.G$2]*[.$B6]" office:value-type="float" office:value="0.0448286660876381" calcext:value-type="float">
            <text:p>0.044828666087638</text:p>
          </table:table-cell>
          <table:table-cell table:style-name="ce2" table:formula="of:=[.H$2]*[.$B6]" office:value-type="float" office:value="0.0218893379904222" calcext:value-type="float">
            <text:p>0.021889337990422</text:p>
          </table:table-cell>
          <table:table-cell table:style-name="ce2" table:formula="of:=[.I$2]*[.$B6]" office:value-type="float" office:value="0.00855065580978452" calcext:value-type="float">
            <text:p>0.008550655809785</text:p>
          </table:table-cell>
          <table:table-cell table:style-name="ce2" table:formula="of:=[.J$2]*[.$B6]" office:value-type="float" office:value="0.00278345995088998" calcext:value-type="float">
            <text:p>0.00278345995089</text:p>
          </table:table-cell>
          <table:table-cell table:style-name="ce2" table:formula="of:=[.K$2]*[.$B6]" office:value-type="float" office:value="0.000776647125476403" calcext:value-type="float">
            <text:p>0.000776647125476</text:p>
          </table:table-cell>
          <table:table-cell table:style-name="ce2" table:formula="of:=[.L$2]*[.$B6]" office:value-type="float" office:value="0.000189614067431853" calcext:value-type="float">
            <text:p>0.000189614067432</text:p>
          </table:table-cell>
        </table:table-row>
        <table:table-row table:style-name="ro1">
          <table:table-cell/>
          <table:table-cell table:formula="of:=[.$B$2]^[.C7]*EXP(-[.$B$2])/FACT([.C7])" office:value-type="float" office:value="0.215308231906621" calcext:value-type="float">
            <text:p>0.215308231906621</text:p>
          </table:table-cell>
          <table:table-cell office:value-type="float" office:value="3" calcext:value-type="float">
            <text:p>3</text:p>
          </table:table-cell>
          <table:table-cell table:formula="of:=[.D$2]*[.$B7]" office:value-type="float" office:value="0.0305362719783733" calcext:value-type="float">
            <text:p>0.030536271978373</text:p>
          </table:table-cell>
          <table:table-cell table:formula="of:=[.E$2]*[.$B7]" office:value-type="float" office:value="0.0596420849993923" calcext:value-type="float">
            <text:p>0.059642084999392</text:p>
          </table:table-cell>
          <table:table-cell table:formula="of:=[.F$2]*[.$B7]" office:value-type="float" office:value="0.0582451306694223" calcext:value-type="float">
            <text:p>0.058245130669422</text:p>
          </table:table-cell>
          <table:table-cell table:style-name="ce1" table:formula="of:=[.G$2]*[.$B7]" office:value-type="float" office:value="0.0379205974744471" calcext:value-type="float">
            <text:p>0.037920597474447</text:p>
          </table:table-cell>
          <table:table-cell table:style-name="ce2" table:formula="of:=[.H$2]*[.$B7]" office:value-type="float" office:value="0.0185162050839121" calcext:value-type="float">
            <text:p>0.018516205083912</text:p>
          </table:table-cell>
          <table:table-cell table:style-name="ce2" table:formula="of:=[.I$2]*[.$B7]" office:value-type="float" office:value="0.00723300524872845" calcext:value-type="float">
            <text:p>0.007233005248728</text:p>
          </table:table-cell>
          <table:table-cell table:style-name="ce2" table:formula="of:=[.J$2]*[.$B7]" office:value-type="float" office:value="0.00235453056260021" calcext:value-type="float">
            <text:p>0.0023545305626</text:p>
          </table:table-cell>
          <table:table-cell table:style-name="ce2" table:formula="of:=[.K$2]*[.$B7]" office:value-type="float" office:value="0.000656966302929956" calcext:value-type="float">
            <text:p>0.00065696630293</text:p>
          </table:table-cell>
          <table:table-cell table:style-name="ce2" table:formula="of:=[.L$2]*[.$B7]" office:value-type="float" office:value="0.000160394661588174" calcext:value-type="float">
            <text:p>0.000160394661588</text:p>
          </table:table-cell>
        </table:table-row>
        <table:table-row table:style-name="ro1">
          <table:table-cell/>
          <table:table-cell table:formula="of:=[.$B$2]^[.C8]*EXP(-[.$B$2])/FACT([.C8])" office:value-type="float" office:value="0.13659702888166" calcext:value-type="float">
            <text:p>0.13659702888166</text:p>
          </table:table-cell>
          <table:table-cell office:value-type="float" office:value="4" calcext:value-type="float">
            <text:p>4</text:p>
          </table:table-cell>
          <table:table-cell table:formula="of:=[.D$2]*[.$B8]" office:value-type="float" office:value="0.0193729890791037" calcext:value-type="float">
            <text:p>0.019372989079104</text:p>
          </table:table-cell>
          <table:table-cell table:formula="of:=[.E$2]*[.$B8]" office:value-type="float" office:value="0.0378384585442035" calcext:value-type="float">
            <text:p>0.037838458544204</text:p>
          </table:table-cell>
          <table:table-cell table:formula="of:=[.F$2]*[.$B8]" office:value-type="float" office:value="0.0369521951195889" calcext:value-type="float">
            <text:p>0.036952195119589</text:p>
          </table:table-cell>
          <table:table-cell table:formula="of:=[.G$2]*[.$B8]" office:value-type="float" office:value="0.0240577933437926" calcext:value-type="float">
            <text:p>0.024057793343793</text:p>
          </table:table-cell>
          <table:table-cell table:style-name="ce1" table:formula="of:=[.H$2]*[.$B8]" office:value-type="float" office:value="0.0117471523416849" calcext:value-type="float">
            <text:p>0.011747152341685</text:p>
          </table:table-cell>
          <table:table-cell table:style-name="ce2" table:formula="of:=[.I$2]*[.$B8]" office:value-type="float" office:value="0.00458880284377729" calcext:value-type="float">
            <text:p>0.004588802843777</text:p>
          </table:table-cell>
          <table:table-cell table:style-name="ce2" table:formula="of:=[.J$2]*[.$B8]" office:value-type="float" office:value="0.00149377418788957" calcext:value-type="float">
            <text:p>0.00149377418789</text:p>
          </table:table-cell>
          <table:table-cell table:style-name="ce2" table:formula="of:=[.K$2]*[.$B8]" office:value-type="float" office:value="0.000416796163625183" calcext:value-type="float">
            <text:p>0.000416796163625</text:p>
          </table:table-cell>
          <table:table-cell table:style-name="ce2" table:formula="of:=[.L$2]*[.$B8]" office:value-type="float" office:value="0.000101758460544723" calcext:value-type="float">
            <text:p>0.000101758460545</text:p>
          </table:table-cell>
        </table:table-row>
        <table:table-row table:style-name="ro1">
          <table:table-cell/>
          <table:table-cell table:formula="of:=[.$B$2]^[.C9]*EXP(-[.$B$2])/FACT([.C9])" office:value-type="float" office:value="0.0693285087488506" calcext:value-type="float">
            <text:p>0.069328508748851</text:p>
          </table:table-cell>
          <table:table-cell office:value-type="float" office:value="5" calcext:value-type="float">
            <text:p>5</text:p>
          </table:table-cell>
          <table:table-cell table:formula="of:=[.D$2]*[.$B9]" office:value-type="float" office:value="0.00983257435288443" calcext:value-type="float">
            <text:p>0.009832574352884</text:p>
          </table:table-cell>
          <table:table-cell table:formula="of:=[.E$2]*[.$B9]" office:value-type="float" office:value="0.0192045458506824" calcext:value-type="float">
            <text:p>0.019204545850682</text:p>
          </table:table-cell>
          <table:table-cell table:formula="of:=[.F$2]*[.$B9]" office:value-type="float" office:value="0.0187547313701609" calcext:value-type="float">
            <text:p>0.018754731370161</text:p>
          </table:table-cell>
          <table:table-cell table:formula="of:=[.G$2]*[.$B9]" office:value-type="float" office:value="0.0122103017171635" calcext:value-type="float">
            <text:p>0.012210301717164</text:p>
          </table:table-cell>
          <table:table-cell table:formula="of:=[.H$2]*[.$B9]" office:value-type="float" office:value="0.00596215423250633" calcext:value-type="float">
            <text:p>0.005962154232506</text:p>
          </table:table-cell>
          <table:table-cell table:style-name="ce1" table:formula="of:=[.I$2]*[.$B9]" office:value-type="float" office:value="0.00232900276606439" calcext:value-type="float">
            <text:p>0.002329002766064</text:p>
          </table:table-cell>
          <table:table-cell table:style-name="ce1" table:formula="of:=[.J$2]*[.$B9]" office:value-type="float" office:value="0.000758150727741148" calcext:value-type="float">
            <text:p>0.000758150727741</text:p>
          </table:table-cell>
          <table:table-cell table:style-name="ce1" table:formula="of:=[.K$2]*[.$B9]" office:value-type="float" office:value="0.000211540885720212" calcext:value-type="float">
            <text:p>0.00021154088572</text:p>
          </table:table-cell>
          <table:table-cell table:style-name="ce1" table:formula="of:=[.L$2]*[.$B9]" office:value-type="float" office:value="0.0000516465283315658" calcext:value-type="float">
            <text:p>5.16465283315658E-05</text:p>
          </table:table-cell>
        </table:table-row>
        <table:table-row table:style-name="ro1">
          <table:table-cell/>
          <table:table-cell table:formula="of:=[.$B$2]^[.C10]*EXP(-[.$B$2])/FACT([.C10])" office:value-type="float" office:value="0.0293225150691447" calcext:value-type="float">
            <text:p>0.029322515069145</text:p>
          </table:table-cell>
          <table:table-cell office:value-type="float" office:value="6" calcext:value-type="float">
            <text:p>6</text:p>
          </table:table-cell>
          <table:table-cell table:formula="of:=[.D$2]*[.$B10]" office:value-type="float" office:value="0.0041586904843921" calcext:value-type="float">
            <text:p>0.004158690484392</text:p>
          </table:table-cell>
          <table:table-cell table:formula="of:=[.E$2]*[.$B10]" office:value-type="float" office:value="0.00812256884311032" calcext:value-type="float">
            <text:p>0.00812256884311</text:p>
          </table:table-cell>
          <table:table-cell table:formula="of:=[.F$2]*[.$B10]" office:value-type="float" office:value="0.00793231966392789" calcext:value-type="float">
            <text:p>0.007932319663928</text:p>
          </table:table-cell>
          <table:table-cell table:formula="of:=[.G$2]*[.$B10]" office:value-type="float" office:value="0.00516435103771456" calcext:value-type="float">
            <text:p>0.005164351037715</text:p>
          </table:table-cell>
          <table:table-cell table:formula="of:=[.H$2]*[.$B10]" office:value-type="float" office:value="0.00252169504987557" calcext:value-type="float">
            <text:p>0.002521695049876</text:p>
          </table:table-cell>
          <table:table-cell table:style-name="ce1" table:formula="of:=[.I$2]*[.$B10]" office:value-type="float" office:value="0.000985052468839305" calcext:value-type="float">
            <text:p>0.000985052468839</text:p>
          </table:table-cell>
          <table:table-cell table:style-name="ce1" table:formula="of:=[.J$2]*[.$B10]" office:value-type="float" office:value="0.000320660094095005" calcext:value-type="float">
            <text:p>0.000320660094095</text:p>
          </table:table-cell>
          <table:table-cell table:style-name="ce1" table:formula="of:=[.K$2]*[.$B10]" office:value-type="float" office:value="0.000089471285640108" calcext:value-type="float">
            <text:p>8.9471285640108E-05</text:p>
          </table:table-cell>
          <table:table-cell table:style-name="ce1" table:formula="of:=[.L$2]*[.$B10]" office:value-type="float" office:value="0.000021843915765698" calcext:value-type="float">
            <text:p>2.1843915765698E-05</text:p>
          </table:table-cell>
        </table:table-row>
        <table:table-row table:style-name="ro1">
          <table:table-cell/>
          <table:table-cell table:formula="of:=[.$B$2]^[.C11]*EXP(-[.$B$2])/FACT([.C11])" office:value-type="float" office:value="0.010630257580862" calcext:value-type="float">
            <text:p>0.010630257580862</text:p>
          </table:table-cell>
          <table:table-cell office:value-type="float" office:value="7" calcext:value-type="float">
            <text:p>7</text:p>
          </table:table-cell>
          <table:table-cell table:formula="of:=[.D$2]*[.$B11]" office:value-type="float" office:value="0.00150764526657834" calcext:value-type="float">
            <text:p>0.001507645266578</text:p>
          </table:table-cell>
          <table:table-cell table:formula="of:=[.E$2]*[.$B11]" office:value-type="float" office:value="0.00294466551784318" calcext:value-type="float">
            <text:p>0.002944665517843</text:p>
          </table:table-cell>
          <table:table-cell table:formula="of:=[.F$2]*[.$B11]" office:value-type="float" office:value="0.00287569470226041" calcext:value-type="float">
            <text:p>0.00287569470226</text:p>
          </table:table-cell>
          <table:table-cell table:formula="of:=[.G$2]*[.$B11]" office:value-type="float" office:value="0.00187222622750618" calcext:value-type="float">
            <text:p>0.001872226227506</text:p>
          </table:table-cell>
          <table:table-cell table:formula="of:=[.H$2]*[.$B11]" office:value-type="float" office:value="0.000914187199063615" calcext:value-type="float">
            <text:p>0.000914187199064</text:p>
          </table:table-cell>
          <table:table-cell table:style-name="ce1" table:formula="of:=[.I$2]*[.$B11]" office:value-type="float" office:value="0.00035710993582009" calcext:value-type="float">
            <text:p>0.00035710993582</text:p>
          </table:table-cell>
          <table:table-cell table:style-name="ce1" table:formula="of:=[.J$2]*[.$B11]" office:value-type="float" office:value="0.000116248534209818" calcext:value-type="float">
            <text:p>0.00011624853421</text:p>
          </table:table-cell>
          <table:table-cell table:style-name="ce1" table:formula="of:=[.K$2]*[.$B11]" office:value-type="float" office:value="0.0000324359220279181" calcext:value-type="float">
            <text:p>3.24359220279181E-05</text:p>
          </table:table-cell>
          <table:table-cell table:style-name="ce1" table:formula="of:=[.L$2]*[.$B11]" office:value-type="float" office:value="0.00000791904959777367" calcext:value-type="float">
            <text:p>7.91904959777367E-06</text:p>
          </table:table-cell>
        </table:table-row>
        <table:table-row table:style-name="ro1">
          <table:table-cell/>
          <table:table-cell table:formula="of:=[.$B$2]^[.C12]*EXP(-[.$B$2])/FACT([.C12])" office:value-type="float" office:value="0.00337205314663087" calcext:value-type="float">
            <text:p>0.003372053146631</text:p>
          </table:table-cell>
          <table:table-cell office:value-type="float" office:value="8" calcext:value-type="float">
            <text:p>8</text:p>
          </table:table-cell>
          <table:table-cell table:formula="of:=[.D$2]*[.$B12]" office:value-type="float" office:value="0.000478244287732147" calcext:value-type="float">
            <text:p>0.000478244287732</text:p>
          </table:table-cell>
          <table:table-cell table:formula="of:=[.E$2]*[.$B12]" office:value-type="float" office:value="0.000934085420761111" calcext:value-type="float">
            <text:p>0.000934085420761</text:p>
          </table:table-cell>
          <table:table-cell table:formula="of:=[.F$2]*[.$B12]" office:value-type="float" office:value="0.000912206999288967" calcext:value-type="float">
            <text:p>0.000912206999289</text:p>
          </table:table-cell>
          <table:table-cell table:formula="of:=[.G$2]*[.$B12]" office:value-type="float" office:value="0.000593894013728603" calcext:value-type="float">
            <text:p>0.000593894013729</text:p>
          </table:table-cell>
          <table:table-cell table:formula="of:=[.H$2]*[.$B12]" office:value-type="float" office:value="0.000289991827362865" calcext:value-type="float">
            <text:p>0.000289991827363</text:p>
          </table:table-cell>
          <table:table-cell table:style-name="ce1" table:formula="of:=[.I$2]*[.$B12]" office:value-type="float" office:value="0.000113279821642632" calcext:value-type="float">
            <text:p>0.000113279821643</text:p>
          </table:table-cell>
          <table:table-cell table:style-name="ce1" table:formula="of:=[.J$2]*[.$B12]" office:value-type="float" office:value="0.0000368755161943738" calcext:value-type="float">
            <text:p>3.68755161943738E-05</text:p>
          </table:table-cell>
          <table:table-cell table:style-name="ce1" table:formula="of:=[.K$2]*[.$B12]" office:value-type="float" office:value="0.0000102890877390428" calcext:value-type="float">
            <text:p>1.02890877390428E-05</text:p>
          </table:table-cell>
          <table:table-cell table:style-name="ce1" table:formula="of:=[.L$2]*[.$B12]" office:value-type="float" office:value="0.00000251202343041749" calcext:value-type="float">
            <text:p>2.51202343041749E-0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155/(155+100)" office:value-type="float" office:value="0.607843137254902" calcext:value-type="float">
            <text:p>0.607843137254902</text:p>
          </table:table-cell>
          <table:table-cell table:formula="of:=100/(120+100)" office:value-type="float" office:value="0.454545454545455" calcext:value-type="float">
            <text:p>0.454545454545455</text:p>
          </table:table-cell>
          <table:table-cell table:number-columns-repeated="9"/>
        </table:table-row>
        <table:table-row table:style-name="ro1">
          <table:table-cell/>
          <table:table-cell table:formula="of:=1-SUM([.E4];[.D4];[.D5])" office:value-type="float" office:value="0.938441844750577" calcext:value-type="float">
            <text:p>0.93844184475057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6:15:01.293691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2:10:46.096309640</meta:creation-date>
    <dc:date>2020-03-11T18:21:15.809131929</dc:date>
    <meta:editing-duration>PT50M21S</meta:editing-duration>
    <meta:editing-cycles>3</meta:editing-cycles>
    <meta:generator>LibreOffice/6.0.7.3$Linux_X86_64 LibreOffice_project/00m0$Build-3</meta:generator>
    <meta:document-statistic meta:table-count="1" meta:cell-count="124" meta:object-count="0"/>
  </office:meta>
</office:document-meta>
</file>